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9638*"/>
    </style:style>
    <style:style style:name="Tabela1.1" style:family="table-row">
      <style:table-row-properties style:min-row-height="3.194cm"/>
    </style:style>
    <style:style style:name="Tabela1.A1" style:family="table-cell">
      <style:table-cell-properties fo:background-color="#1c1c1c" fo:padding="0.097cm" fo:border="0.5pt solid #666666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Standard">
      <style:text-properties fo:color="#d4d4d4" loext:opacity="100%" style:font-name="Consolas" fo:font-size="12pt" fo:font-weight="normal" officeooo:rsid="0017001c" officeooo:paragraph-rsid="0017001c" fo:background-color="#1e1e1e" style:font-size-asian="12pt" style:font-size-complex="12pt"/>
    </style:style>
    <style:style style:name="P2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3" style:family="paragraph" style:parent-style-name="Standard">
      <style:text-properties officeooo:rsid="001aa9cd" officeooo:paragraph-rsid="001aa9c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6" style:family="paragraph" style:parent-style-name="Standard">
      <style:text-properties officeooo:rsid="001f9bcf" officeooo:paragraph-rsid="001f9bcf"/>
    </style:style>
    <style:style style:name="P7" style:family="paragraph" style:parent-style-name="Text_20_body">
      <style:text-properties officeooo:rsid="00168bf5" officeooo:paragraph-rsid="00168bf5"/>
    </style:style>
    <style:style style:name="P8" style:family="paragraph" style:parent-style-name="Text_20_body" style:list-style-name="L1">
      <style:text-properties officeooo:rsid="00168bf5" officeooo:paragraph-rsid="00168bf5"/>
    </style:style>
    <style:style style:name="P9" style:family="paragraph" style:parent-style-name="Text_20_body" style:list-style-name="L1">
      <style:text-properties fo:font-style="normal" officeooo:rsid="00168bf5" officeooo:paragraph-rsid="00168bf5" style:font-style-asian="normal" style:font-style-complex="normal"/>
    </style:style>
    <style:style style:name="P10" style:family="paragraph" style:parent-style-name="Text_20_body">
      <style:text-properties officeooo:rsid="0017001c" officeooo:paragraph-rsid="0017001c"/>
    </style:style>
    <style:style style:name="P11" style:family="paragraph" style:parent-style-name="Text_20_body" style:list-style-name="L2">
      <style:text-properties officeooo:rsid="0017001c" officeooo:paragraph-rsid="0017001c"/>
    </style:style>
    <style:style style:name="P12" style:family="paragraph" style:parent-style-name="Text_20_body">
      <style:text-properties officeooo:rsid="00227db0" officeooo:paragraph-rsid="00227db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00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cacb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style:font-name="Consolas" fo:font-weight="normal"/>
    </style:style>
    <style:style style:name="T7" style:family="text">
      <style:text-properties fo:color="#808080" loext:opacity="100%" style:font-name="Consolas" fo:font-weight="normal" fo:background-color="#1e1e1e" loext:char-shading-value="0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Consolas" fo:font-size="8.39999961853027pt" fo:font-weight="normal"/>
    </style:style>
    <style:style style:name="T10" style:family="text">
      <style:text-properties fo:color="#569cd6" loext:opacity="100%" style:font-name="Consolas" fo:font-weight="normal"/>
    </style:style>
    <style:style style:name="T11" style:family="text">
      <style:text-properties fo:color="#569cd6" loext:opacity="100%" style:font-name="Consolas" fo:font-weight="normal" fo:background-color="#1e1e1e" loext:char-shading-value="0"/>
    </style:style>
    <style:style style:name="T12" style:family="text">
      <style:text-properties fo:color="#d4d4d4" loext:opacity="100%" fo:background-color="#1e1e1e" loext:char-shading-value="0"/>
    </style:style>
    <style:style style:name="T13" style:family="text">
      <style:text-properties fo:color="#d4d4d4" loext:opacity="100%" style:font-name="Consolas" fo:font-weight="normal" fo:background-color="#1e1e1e" loext:char-shading-value="0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style:font-name="Consolas" fo:font-size="8.39999961853027pt" fo:font-weight="normal"/>
    </style:style>
    <style:style style:name="T16" style:family="text">
      <style:text-properties fo:color="#9cdcfe" loext:opacity="100%" style:font-name="Consolas" fo:font-weight="normal"/>
    </style:style>
    <style:style style:name="T17" style:family="text">
      <style:text-properties fo:color="#9cdcfe" loext:opacity="100%" style:font-name="Consolas" fo:font-weight="normal" fo:background-color="#1e1e1e" loext:char-shading-value="0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Consolas" fo:font-size="8.39999961853027pt" fo:font-weight="normal"/>
    </style:style>
    <style:style style:name="T20" style:family="text">
      <style:text-properties fo:color="#ce9178" loext:opacity="100%" style:font-name="Consolas" fo:font-weight="normal"/>
    </style:style>
    <style:style style:name="T21" style:family="text">
      <style:text-properties fo:color="#ce9178" loext:opacity="100%" style:font-name="Consolas" fo:font-weight="normal" fo:background-color="#1e1e1e" loext:char-shading-value="0"/>
    </style:style>
    <style:style style:name="T22" style:family="text">
      <style:text-properties style:font-name="Consolas" fo:font-weight="normal"/>
    </style:style>
    <style:style style:name="T23" style:family="text">
      <style:text-properties style:font-name="Consolas" fo:font-size="8.39999961853027pt" fo:font-weight="normal"/>
    </style:style>
    <style:style style:name="T24" style:family="text">
      <style:text-properties officeooo:rsid="001fb4ed"/>
    </style:style>
    <style:style style:name="T25" style:family="text">
      <style:text-properties fo:color="#dcdcaa" loext:opacity="100%" style:font-name="Consolas" fo:font-size="8.39999961853027pt" fo:font-weight="normal"/>
    </style:style>
    <style:style style:name="T26" style:family="text">
      <style:text-properties fo:color="#dcdcaa" loext:opacity="100%" style:font-name="Consolas" fo:font-weight="normal"/>
    </style:style>
    <style:style style:name="T27" style:family="text">
      <style:text-properties fo:color="#dcdcaa" loext:opacity="100%" style:font-name="Consolas" fo:font-weight="normal" fo:background-color="#1e1e1e" loext:char-shading-value="0"/>
    </style:style>
    <style:style style:name="T28" style:family="text">
      <style:text-properties fo:color="#6a9955" loext:opacity="100%" style:font-name="Consolas" fo:font-size="8.39999961853027pt" fo:font-weight="normal"/>
    </style:style>
    <style:style style:name="T29" style:family="text">
      <style:text-properties fo:color="#6a9955" loext:opacity="100%" style:font-name="Consolas" fo:font-weight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o Construir Front-End usando HTML SAP</text:h>
      <text:h text:style-name="Heading_20_2" text:outline-level="2">T1 classes para exibição</text:h>
      <text:p text:style-name="P12">Toda a Exibição HTML precisa de um countainer criado.</text:p>
      <text:h text:style-name="Heading_20_2" text:outline-level="2">T2: Capturando Eventos de Click</text:h>
      <text:p text:style-name="P10">O sap pode caputrar as entradas dadas pelo usuario dentro de formas, para isso é necessário que todos os inputs do HTML estejam rodeados de um tag &lt;form&gt;</text:p>
      <text:p text:style-name="P10">essa tag deverá ter 3 parametros.</text:p>
      <text:list text:style-name="L2">
        <text:list-item>
          <text:p text:style-name="P11"><text:span text:style-name="T3">name, </text:span>para identificação da Form.</text:p>
        </text:list-item>
        <text:list-item>
          <text:p text:style-name="P11"><text:span text:style-name="T3">method</text:span>, que deve ser “post”, para que os dados sejam inseridos.</text:p>
        </text:list-item>
        <text:list-item>
          <text:p text:style-name="P11"><text:span text:style-name="T3">action</text:span>, <text:span text:style-name="T4">com paramtro </text:span>“<text:span text:style-name="T4">SAPEVENT:</text:span>”, <text:span text:style-name="T4">para ideintificação do evento acionado.</text:span></text:p>
        </text:list-item>
      </text:list>
      <text:p text:style-name="P1"><text:span text:style-name="T5">&lt;</text:span><text:span text:style-name="T8">form</text:span> <text:span text:style-name="T14">name</text:span>=<text:span text:style-name="T18">"I_Name"</text:span> <text:span text:style-name="T14">method</text:span>=<text:span text:style-name="T18">"post"</text:span> <text:span text:style-name="T14">action</text:span>=<text:span text:style-name="T18">"SAPEVENT:INPUT"</text:span><text:span text:style-name="T5">&gt;</text:span></text:p>
      <text:p text:style-name="P3">Cada Input dentro da form deverá ter um nome que o identificará na linha da tabela.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        <text:span text:style-name="T6">&lt;</text:span><text:span text:style-name="T10">form</text:span><text:span text:style-name="T22"> </text:span><text:span text:style-name="T16">name</text:span><text:span text:style-name="T22">=</text:span><text:span text:style-name="T20">"I_Name"</text:span><text:span text:style-name="T22"> </text:span><text:span text:style-name="T16">method</text:span><text:span text:style-name="T22">=</text:span><text:span text:style-name="T20">"post"</text:span><text:span text:style-name="T22"> </text:span><text:span text:style-name="T16">action</text:span><text:span text:style-name="T22">=</text:span><text:span text:style-name="T20">"SAPEVENT:INPUT"</text:span><text:span text:style-name="T6">&gt;</text:span></text:p>
            <text:p text:style-name="P4"><text:span text:style-name="T12">            </text:span><text:span text:style-name="T7">&lt;</text:span><text:span text:style-name="T11">label</text:span><text:span text:style-name="T13"> </text:span><text:span text:style-name="T17">for</text:span><text:span text:style-name="T13">=</text:span><text:span text:style-name="T21">"FirstName"</text:span><text:span text:style-name="T7">&gt;</text:span><text:span text:style-name="T13">Primeiro Nome:</text:span><text:span text:style-name="T7">&lt;/</text:span><text:span text:style-name="T11">label</text:span><text:span text:style-name="T7">&gt;</text:span></text:p>
            <text:p text:style-name="P2">            <text:span text:style-name="T6">&lt;</text:span><text:span text:style-name="T10">input</text:span><text:span text:style-name="T22"> </text:span><text:span text:style-name="T16">name</text:span><text:span text:style-name="T22">=</text:span><text:span text:style-name="T20">"FirstName"</text:span><text:span text:style-name="T22"> </text:span><text:span text:style-name="T16">type</text:span><text:span text:style-name="T22">=</text:span><text:span text:style-name="T20">"text"</text:span><text:span text:style-name="T6">&gt;</text:span></text:p>
            <text:p text:style-name="P2">            <text:span text:style-name="T6">&lt;</text:span><text:span text:style-name="T10">label</text:span><text:span text:style-name="T22"> </text:span><text:span text:style-name="T16">for</text:span><text:span text:style-name="T22">=</text:span><text:span text:style-name="T20">"LastName"</text:span><text:span text:style-name="T6">&gt;</text:span><text:span text:style-name="T22">Ultimo Nome:</text:span><text:span text:style-name="T6">&lt;/</text:span><text:span text:style-name="T10">label</text:span><text:span text:style-name="T6">&gt;</text:span></text:p>
            <text:p text:style-name="P2">            <text:span text:style-name="T6">&lt;</text:span><text:span text:style-name="T10">input</text:span><text:span text:style-name="T22"> </text:span><text:span text:style-name="T16">name</text:span><text:span text:style-name="T22">=</text:span><text:span text:style-name="T20">"LastName"</text:span><text:span text:style-name="T22"> </text:span><text:span text:style-name="T16">type</text:span><text:span text:style-name="T22">=</text:span><text:span text:style-name="T20">"text"</text:span><text:span text:style-name="T6">&gt;</text:span></text:p>
            <text:p text:style-name="P5"><text:span text:style-name="T12">        </text:span><text:span text:style-name="T7">&lt;/</text:span><text:span text:style-name="T11">form</text:span><text:span text:style-name="T7">&gt;</text:span></text:p>
          </table:table-cell>
        </table:table-row>
      </table:table>
      <text:p text:style-name="P6">E ao acionar um botão com um doom evento capturado, <text:span text:style-name="T24">devera rodar uma rotina a qual submeterá um submit dos formulários dos quais deverão ser capturados pelo sap.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    <text:span text:style-name="T16">document</text:span><text:span text:style-name="T22">.</text:span><text:span text:style-name="T26">getElementById</text:span><text:span text:style-name="T22">(</text:span><text:span text:style-name="T20">'send_forms'</text:span><text:span text:style-name="T22">).</text:span><text:span text:style-name="T26">addEventListener</text:span><text:span text:style-name="T22">(</text:span><text:span text:style-name="T20">'click'</text:span><text:span text:style-name="T22">, </text:span><text:span text:style-name="T26">sendInput</text:span><text:span text:style-name="T22">);</text:span></text:p>
            <text:p text:style-name="P2">    <text:span text:style-name="T10">function</text:span><text:span text:style-name="T22"> </text:span><text:span text:style-name="T26">sendInput</text:span><text:span text:style-name="T22">() {</text:span></text:p>
            <text:p text:style-name="P2">        <text:span text:style-name="T29">/* Envio do XLS */</text:span></text:p>
            <text:p text:style-name="P2">        <text:span text:style-name="T16">document</text:span><text:span text:style-name="T22">[</text:span><text:span text:style-name="T20">"File_Send"</text:span><text:span text:style-name="T22">].</text:span><text:span text:style-name="T26">submit</text:span><text:span text:style-name="T22">();        </text:span></text:p>
            <text:p text:style-name="P2">        <text:span text:style-name="T29">/* Envio do Nome */</text:span></text:p>
            <text:p text:style-name="P5"><text:span text:style-name="T12">        </text:span><text:span text:style-name="T17">document</text:span><text:span text:style-name="T13">[</text:span><text:span text:style-name="T21">"I_Name"</text:span><text:span text:style-name="T13">].</text:span><text:span text:style-name="T27">submit</text:span><text:span text:style-name="T13">();</text:span></text:p>
            <text:p text:style-name="P5"><text:span text:style-name="T12">    </text:span><text:span text:style-name="T13">}</text:span></text:p>
          </table:table-cell>
        </table:table-row>
      </table:table>
      <text:p text:style-name="P6"/>
      <text:h text:style-name="Heading_20_2" text:outline-level="2">T3 Limitações do IE</text:h>
      <text:p text:style-name="P7">Recursos Não Suportados pelo Internet Explorer</text:p>
      <text:list text:style-name="L1">
        <text:list-item>
          <text:p text:style-name="P8">Fontes em Tamanho <text:span text:style-name="T1">REM</text:span></text:p>
        </text:list-item>
        <text:list-item>
          <text:p text:style-name="P9">Transições</text:p>
        </text:list-item>
        <text:list-item>
          <text:p text:style-name="P9">Display Grid em countaine<text:span text:style-name="T2">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1:04:17.092000000</meta:creation-date>
    <dc:date>2023-06-23T11:15:24.360000000</dc:date>
    <meta:editing-duration>PT11M</meta:editing-duration>
    <meta:editing-cycles>17</meta:editing-cycles>
    <meta:generator>LibreOffice/7.5.3.2$Windows_X86_64 LibreOffice_project/9f56dff12ba03b9acd7730a5a481eea045e468f3</meta:generator>
    <meta:document-statistic meta:table-count="2" meta:image-count="0" meta:object-count="0" meta:page-count="1" meta:paragraph-count="30" meta:word-count="191" meta:character-count="1467" meta:non-whitespace-character-count="1196"/>
  </office:meta>
</office:document-meta>
</file>